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color="#FF0000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color="#00B050"/>
    </style:style>
    <style:style style:name="T1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Git &amp; GitHub</text:p>
      <text:p text:style-name="Normal"> </text:p>
      <text:p text:style-name="Normal"><text:span text:style-name="T2">What is Git<text:s/></text:span></text:p>
      <text:p text:style-name="Normal">Git is a Version Control System (VCS) for tracking changes in computer files.</text:p>
      <text:p text:style-name="Normal">Distributed version control</text:p>
      <text:p text:style-name="Normal">Git is able to update changes and revert back at any time</text:p>
      <text:p text:style-name="Normal">Need local &amp; remote repositories</text:p>
      <text:p text:style-name="Normal"> </text:p>
      <text:p text:style-name="Normal">Installing Git</text:p>
      <text:p text:style-name="Normal">Linux (Debian) Ubuntu</text:p>
      <text:p text:style-name="Normal">$ sudo apt-get install git</text:p>
      <text:p text:style-name="Normal">Linux (RHEL / Fedora) Alma or Rocky</text:p>
      <text:p text:style-name="Normal">$ sudo yum install git</text:p>
      <text:p text:style-name="Normal">Windows</text:p>
      <text:p text:style-name="Normal"><text:a xlink:href="http://git-scm.com/download/win" office:target-frame-name="_top" xlink:show="replace"><text:span text:style-name="Hyperlink">http://git-scm.com/download/win</text:span></text:a></text:p>
      <text:p text:style-name="Normal"> </text:p>
      <text:p text:style-name="Normal"> </text:p>
      <text:p text:style-name="Normal">Git commands</text:p>
      <text:p text:style-name="Normal"> </text:p>
      <text:p text:style-name="Normal"><text:span text:style-name="T3">On Local Repository</text:span></text:p>
      <text:p text:style-name="Normal">Create a directory to act as your local repository</text:p>
      <text:p text:style-name="Normal">Mkdir localrepository<text:s/>or use one of the directories as your local repository</text:p>
      <text:p text:style-name="Normal">cd into the your of local repository location and initialize it using git init</text:p>
      <text:p text:style-name="Normal"><text:span text:style-name="T4">Create files into local repository and edit with new</text:span></text:p>
      <text:p text:style-name="Normal">.$ git init <text:s/>#initializes your Local Git Repository#<text:s/></text:p>
      <text:p text:style-name="Normal">.$ git --version #checks git version#</text:p>
      <text:p text:style-name="Normal">.$ git add &lt;file&gt; #Add file(s) to index (working area)#</text:p>
      <text:p text:style-name="Normal">$git add .(dot) will add all files to the staging area<text:s/></text:p>
      <text:p text:style-name="Normal">When files are<text:s/><text:span text:style-name="T5">added</text:span><text:s/>to staging area colour will be<text:span text:style-name="T6"><text:s/></text:span><text:span text:style-name="T7">red</text:span></text:p>
      <text:p text:style-name="Normal">.$ git status #check status of the index working tree#</text:p>
      <text:p text:style-name="Normal">.$ git commit -m "&lt;&gt;" #commit changes in Index working area#</text:p>
      <text:soft-page-break/>
      <text:p text:style-name="Normal">-m "&lt;comment&gt;" flag is comment / description</text:p>
      <text:p text:style-name="Normal">When files are<text:s/><text:span text:style-name="T8">committed</text:span><text:s/>to staging area colour will be<text:s/><text:span text:style-name="T9">green</text:span></text:p>
      <text:p text:style-name="Normal">(use git rm --cached &lt;filename&gt; to unstage(remove/uncommit)</text:p>
      <text:p text:style-name="Normal">(use git restore --staged &lt;file&gt; to unstage (remove newly added changes)<text:s/></text:p>
      <text:p text:style-name="Normal">.$ git diff &lt;filename&gt; to see the difference between an old file version and the new file version</text:p>
      <text:p text:style-name="Normal">.$ git checkout &lt;filename&gt; revert to old version of a file</text:p>
      <text:p text:style-name="Normal"> </text:p>
      <text:p text:style-name="Normal"><text:span text:style-name="T10">To Remote Repository</text:span></text:p>
      <text:p text:style-name="Normal">.$ git push #Push to Remote Repository</text:p>
      <text:p text:style-name="Normal">.$ git pull #Pull latest from Remote repository<text:s/></text:p>
      <text:p text:style-name="Normal">.$ git clone # clone Repository into a new Directory</text:p>
      <text:p text:style-name="Normal"> </text:p>
      <text:p text:style-name="Normal"> </text:p>
      <text:p text:style-name="Normal">. $ git config --global user.email "You@gmail.com"</text:p>
      <text:p text:style-name="Normal">.$ git config --global user.name "Your GitHub Username"</text:p>
      <text:p text:style-name="Normal"> </text:p>
      <text:p text:style-name="Normal">Go to GitHub.com and create a new repository</text:p>
      <text:p text:style-name="Normal">@ the CLI used command below usually third option to pull local repository content to remote repository<text:s/></text:p>
      <text:p text:style-name="Normal">.$ git remote add origin<text:s/><text:a xlink:href="https://github.com/babsku/filename.ext.git" office:target-frame-name="_top" xlink:show="replace"><text:span text:style-name="Hyperlink">https://github.com/babsku/filename.ext.git</text:span></text:a></text:p>
      <text:p text:style-name="Normal">#filename.ext =&gt; Repository name#</text:p>
      <text:p text:style-name="Normal">.$ git push -u origin master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10:48:00Z</meta:creation-date>
    <dc:date>2024-09-22T10:48:00Z</dc:date>
    <meta:template xlink:href="Normal" xlink:type="simple"/>
    <meta:editing-cycles>2</meta:editing-cycles>
    <meta:editing-duration>PT1800S</meta:editing-duration>
    <meta:document-statistic meta:page-count="2" meta:paragraph-count="4" meta:word-count="317" meta:character-count="2124" meta:row-count="15" meta:non-whitespace-character-count="1811"/>
  </office:meta>
</office:document-meta>
</file>